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Kop2" style:master-page-name="MP0" style:family="paragraph">
      <style:paragraph-properties fo:break-before="page"/>
    </style:style>
    <style:style style:name="P2" style:parent-style-name="Textbody" style:family="paragraph">
      <style:text-properties fo:font-size="10.5pt" style:font-size-asian="10.5pt" fo:language="en" fo:country="GB"/>
    </style:style>
    <style:style style:name="P3" style:parent-style-name="Textbody" style:family="paragraph">
      <style:text-properties fo:font-size="10.5pt" style:font-size-asian="10.5pt" fo:language="en" fo:country="GB"/>
    </style:style>
    <style:style style:name="P4" style:parent-style-name="Textbody" style:family="paragraph">
      <style:text-properties fo:font-size="10.5pt" style:font-size-asian="10.5pt" fo:language="en" fo:country="GB"/>
    </style:style>
    <style:style style:name="P5" style:parent-style-name="Textbody" style:family="paragraph">
      <style:text-properties fo:font-size="10.5pt" style:font-size-asian="10.5pt" fo:language="en" fo:country="GB"/>
    </style:style>
    <style:style style:name="T6" style:parent-style-name="Standaardalinea-lettertype" style:family="text">
      <style:text-properties fo:font-size="10.5pt" style:font-size-asian="10.5pt" fo:language="en" fo:country="GB"/>
    </style:style>
    <style:style style:name="T7" style:parent-style-name="Standaardalinea-lettertype" style:family="text">
      <style:text-properties fo:font-size="10.5pt" style:font-size-asian="10.5pt" fo:language="en" fo:country="GB"/>
    </style:style>
    <style:style style:name="T8" style:parent-style-name="Standaardalinea-lettertype" style:family="text">
      <style:text-properties fo:font-size="10.5pt" style:font-size-asian="10.5pt" fo:language="en" fo:country="GB"/>
    </style:style>
    <style:style style:name="T9" style:parent-style-name="Standaardalinea-lettertype" style:family="text">
      <style:text-properties style:text-position="super 66.6%" fo:font-size="10.5pt" style:font-size-asian="10.5pt" fo:language="en" fo:country="GB"/>
    </style:style>
    <style:style style:name="T10" style:parent-style-name="Standaardalinea-lettertype" style:family="text">
      <style:text-properties fo:font-size="10.5pt" style:font-size-asian="10.5pt" fo:language="en" fo:country="GB"/>
    </style:style>
    <style:style style:name="T11" style:parent-style-name="Standaardalinea-lettertype" style:family="text">
      <style:text-properties fo:font-size="10.5pt" style:font-size-asian="10.5pt" fo:language="en" fo:country="GB"/>
    </style:style>
    <style:style style:name="T12" style:parent-style-name="Standaardalinea-lettertype" style:family="text">
      <style:text-properties fo:font-size="10.5pt" style:font-size-asian="10.5pt" fo:language="en" fo:country="GB"/>
    </style:style>
    <style:style style:name="T13" style:parent-style-name="Standaardalinea-lettertype" style:family="text">
      <style:text-properties fo:font-size="10.5pt" style:font-size-asian="10.5pt" fo:language="en" fo:country="GB"/>
    </style:style>
    <style:style style:name="T14" style:parent-style-name="Standaardalinea-lettertype" style:family="text">
      <style:text-properties fo:font-size="10.5pt" style:font-size-asian="10.5pt" fo:language="en" fo:country="GB"/>
    </style:style>
    <style:style style:name="T15" style:parent-style-name="Standaardalinea-lettertype" style:family="text">
      <style:text-properties fo:font-size="10.5pt" style:font-size-asian="10.5pt" fo:language="en" fo:country="GB"/>
    </style:style>
    <style:style style:name="T16" style:parent-style-name="Standaardalinea-lettertype" style:family="text">
      <style:text-properties fo:font-size="10.5pt" style:font-size-asian="10.5pt" fo:language="en" fo:country="GB"/>
    </style:style>
    <style:style style:name="T17" style:parent-style-name="Standaardalinea-lettertype" style:family="text">
      <style:text-properties fo:font-size="10.5pt" style:font-size-asian="10.5pt" fo:language="en" fo:country="GB"/>
    </style:style>
  </office:automatic-styles>
  <office:body>
    <office:text text:use-soft-page-breaks="true">
      <text:h text:style-name="P1" text:outline-level="2">The sorting mechanism</text:h>
      <text:p text:style-name="P2">For the mechanism that does the actual sorting we chose between a number of different designs. These designs are listed and explained below.</text:p>
      <text:p text:style-name="P3">The first, and most<text:s/>simple design was to use just one conveyor belt that would move left or right based on the colour of the disks. This design is listed under the use of the conveyor belt above, this is why I will not describe it again.</text:p>
      <text:p text:style-name="P4">The second design is a slight improvement on the first one where we would use a second, shorter, conveyor belt to do the sorting. This design would place the two conveyor belts in a T-shape with the colour check done on the first one, after which the second conveyor belt moves left or right. We considered this design an improvement on the first one because the second conveyor belt could be made much shorter. This means that the design can sort faster than the single conveyor belt one.</text:p>
      <text:p text:style-name="P5">The second conveyor belt was faster than the first design with only one belt, however we soon realized that we could do this even faster. By removing the second belt and replacing it with a seesaw that could be angled to face one of the two sorted containers, we could increase the speed even more. Since the disk would essentially be sorted the moment it reached the end of the conveyor belt. This would be a great design, was it not for the fact that the seesaw required a lot of height. In fact, the entire machine looked like it was placed on stilts, requiring us to use lots of parts and having a lot of wasted space underneath. This design could do it faster at the cost of requiring more space than any of the others.</text:p>
      <text:p text:style-name="Textbody"><text:span text:style-name="T6">While the use of a seesaw sped up the sorting process, it also took a lot more space, so we went back t</text:span><text:span text:style-name="T7">o the drawing board and discarded this idea. Instead coming up with a wedge that would be slide onto the conveyor belt from the side whenever a disk of a certain colour is detected. This would then allow the conveyor belt to push the disk against the wedge</text:span><text:span text:style-name="T8"><text:s/>making a roughly 45</text:span><text:span text:style-name="T9">o</text:span><text:span text:style-name="T10"><text:s/>angle thus pushing the disk of the side of the belt and into the collection box. The second colour could just continue while the wedge was pulled back and off the end of the belt. This meas that the design cuts off part of the machine</text:span><text:span text:style-name="T11"><text:s/>at the end and allowing us to make the machine lower than before.</text:span></text:p>
      <text:p text:style-name="Textbody"><text:span text:style-name="T12">We liked the idea of letting the conveyor belt doing the sorting by placing a wedge in the way, but after some thinking we realized that it could be done both faster and more compact. The t</text:span><text:span text:style-name="T13">rick was to change the direction in the wedge moves from horizontal to vertical. Doing so moves the entire mechanism, aside from the wedge itself, in an upright position pusing it very close to the machine. Aside from savind space, this also allowed the we</text:span><text:span text:style-name="T14">dge to move much less, since it only has to move just over 1cm above the conveyor belt rather than move all the way over it to the side. This final design does not sacrifice any reliability from its predicessors while being the fastest. It also takes by <text:s/>f</text:span><text:span text:style-name="T15">ar the lowest amount of floor space, charactarized by the fact that this final design including this sorting mechanism is our only design that fits on only one of the two provided floor plates. For<text:s/></text:span><text:soft-page-break/><text:span text:style-name="T16">these reasons we believe this design for the sorting mecha</text:span><text:span text:style-name="T17">nism to be the bes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Kop1" style:display-name="Kop 1" style:family="paragraph" style:parent-style-name="Heading" style:next-style-name="Textbody" style:default-outline-level="1">
      <style:text-properties fo:font-weight="bold" style:font-weight-asian="bold" style:font-weight-complex="bold" fo:hyphenate="false"/>
    </style:style>
    <style:style style:name="Kop2" style:display-name="Kop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Kop3" style:display-name="Kop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jst" style:display-name="Lijst" style:family="paragraph" style:parent-style-name="Textbody">
      <style:text-properties fo:hyphenate="false"/>
    </style:style>
    <style:style style:name="Bijschrift" style:display-name="Bijschrift"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Ondertitel" style:display-name="Ondertitel" style:family="paragraph" style:parent-style-name="Heading" style:next-style-name="Textbody">
      <style:paragraph-properties fo:text-align="center" fo:margin-top="0.0416in"/>
      <style:text-properties fo:font-size="18pt" style:font-size-asian="18pt" style:font-size-complex="18pt"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erg, S.H.M. van den</meta:initial-creator>
    <dc:creator>Berg, S.H.M. van den</dc:creator>
    <meta:creation-date>2015-02-25T21:16:00Z</meta:creation-date>
    <dc:date>2015-02-25T21:16:00Z</dc:date>
    <meta:template xlink:href="Normal" xlink:type="simple"/>
    <meta:editing-cycles>2</meta:editing-cycles>
    <meta:editing-duration>PT0S</meta:editing-duration>
    <meta:document-statistic meta:page-count="2" meta:paragraph-count="6" meta:word-count="504" meta:character-count="3270" meta:row-count="23" meta:non-whitespace-character-count="2772"/>
  </office:meta>
</office:document-meta>
</file>